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BB8000008CA3822C13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0in" svg:height="7.5in" draw:z-index="0"><draw:image xlink:href="Pictures/1000020100000BB8000008CA3822C1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ule</meta:initial-creator>
    <meta:creation-date>2013-05-18T08:03:37</meta:creation-date>
    <dc:date>2013-05-18T08:05:04</dc:date>
    <dc:creator>Michael Rule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